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fo:background-color="#ffffff">
        <style:background-image/>
      </style:paragraph-properties>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fo:background-color="#ffffff">
        <style:background-image/>
      </style:paragraph-properties>
      <style:text-properties style:font-name="Arial1" fo:font-size="12pt" fo:font-weight="normal" style:font-size-asian="12pt" style:font-weight-asian="normal" style:font-size-complex="12pt" style:font-weight-complex="normal"/>
    </style:style>
    <style:style style:name="T1"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e</text:p>
      <text:p text:style-name="P2"><text:span text:style-name="T1"/></text:p>
      <text:p text:style-name="P2">Name: <text:tab/><text:tab/>Michael Speier</text:p>
      <text:p text:style-name="P2">E-Mail:<text:tab/><text:tab/>Speierking@hotmail.de</text:p>
      <text:p text:style-name="P2">Alter:<text:tab/><text:tab/><text:tab/>22.08.1997</text:p>
      <text:p text:style-name="P2">Hobbies:<text:tab/><text:tab/>Autorennspiele auf dem PC, Rollertuning</text:p>
      <text:p text:style-name="P2">Beruf:<text:tab/><text:tab/><text:tab/>Schüler</text:p>
      <text:p text:style-name="P2">Familie:<text:tab/><text:tab/>ledig</text:p>
      <text:p text:style-name="P2"/>
      <text:p text:style-name="P5">Wenn Michael Speier morgens um 6:30 Uhr aufsteht um zu seiner Schule dem VW-Gymnasium in Wolfsburg zu gehen, ist er zumeist sehr müde, da er abends häufig bis spät in die Nacht Video Spiele spielt. Momentan findet er besonders das neue „Need for Speed – Extreme Speed“ klasse und spielt dieses sogar mit Lenkrad und Pedalen, was ihm besonders Spaß macht.</text:p>
      <text:p text:style-name="P6">In der Schule hat er Probleme sich zu konzentrieren, deshalb musste er die 8. Klasse damals wiederholen. Seit dem er in der Oberstufe ist versucht er allerdings immer seine Hausaufgaben vorbereitet zu haben. Wenn er um gegen 15:00Uhr frei hat, geht er meistens sofort zu der Garage seiner Eltern wo sein Roller eine 50ccm Aprilia Sr-50 geparkt ist. An ihr hat er seine Leidenschaft das Schrauben entdeckt. Er hat bereits einen neuen Sportauspuff angebaut und mölchte bald einen 70ccm Zylinder einbauen.</text:p>
      <text:p text:style-name="P6">Da er im Straßenverkehr noch nie auffällig geworden ist, haben seine Eltern ihm zum 18. Geburtstag ein Auto geschenkt.Michael besitzt nun seit 4 Monaten einen Peugeot 206, er fährt noch nicht so sicher und ist deshalb als Fahranfänger einzustufen, obwohl er bereits Straßenverkehrserfahrungen auf dem Scooter gemacht. Er fährt immer noch vorsichtig und teilweise unsicher. Da er wenn er fährt seine ganze Konzentration beim Fahren haben muss, hat er häufig Probleme Parkplätze zu finden. Er hätte gerne ein Programm für sein Smartphone, dass ihm beim parken hilft, damit er, wenn er seinen besten Freund besucht, nicht so lange durch die Innenstadt fahren muss um einen Parkplatz zu finden.</text:p>
      <text:p text:style-name="P6"/>
      <text:p text:style-name="P6">Gruppe:<text:tab/><text:tab/><text:span text:style-name="T1">Kommerzielle Anbieter von Parkplätzen</text:span></text:p>
      <text:p text:style-name="P7">Name:<text:tab/><text:tab/><text:tab/>Heribert Möller</text:p>
      <text:p text:style-name="P7">Alter:<text:tab/><text:tab/><text:tab/>54</text:p>
      <text:p text:style-name="P7">Hobbies:<text:tab/><text:tab/>Fußball schauen, Angeln</text:p>
      <text:p text:style-name="P7">Beruf:<text:tab/><text:tab/><text:tab/>Parkplatzwächter &amp; Besitzer</text:p>
      <text:p text:style-name="P7">Familie:<text:tab/><text:tab/>1 Frau, 2 Kinder</text:p>
      <text:p text:style-name="P7"/>
      <text:p text:style-name="P7">Heribert Möller ist leidenschaftlicher 1. FC Köln Fan. Er fährt jedes Heimspiel mit seinem Opel Corsa zum Kölner Stadion. Wenn er am Stadion parkt verliert er, obwohl er regelmäßig kommt, die Übersicht über freie Stellplätze. Dann wünscht er sich, dass der Parkplatz am Stadion genauso übersichtlich ist wie sein eigener in Köln Nippes. Dieser hat nur etwa 100 Parkbuchten, dennoch ist er nur selten ausgelastet, obwohl in der Umgebung des Parkplatzes ständiger Parkplatzmangel herrscht. </text:p>
      <text:p text:style-name="P3">Sein Parkplatz liegt in einer ruhigen Straße und deshalb finden viele ortsfremde Autofahrer seinen Parkplatz gar nicht. Deshalb hat Heribert sich schon öfter vorgenommen die Preise zu senken, damit das Parken attraktiver wird und sein Parkunternehmen einen höheren Bekanntheitsgrad erreicht, dann könnte er vermutlich auch öfter zum Bodensee fahren um seine Familie zu besuchen und dort angeln zu gehen. In letzter Zeit kann Heribert sich das allerdings kaum noch leisten. Manchmal wünscht er sich er könne den Parkplatz einfach verkaufen und ein neues Leben anfangen.</text:p>
      <text:p text:style-name="P3"/>
      <text:p text:style-name="P3"/>
      <text:p text:style-name="P3"/>
      <text:p text:style-name="P3"><text:soft-page-break/></text:p>
      <text:p text:style-name="P3"/>
      <text:p text:style-name="P3"/>
      <text:p text:style-name="P3"/>
      <text:p text:style-name="P3"/>
      <text:p text:style-name="P3"/>
      <text:p text:style-name="P3">Gruppe:<text:tab/><text:tab/>Personen die sich gerne mit anderen Parkplatz Teilnehmern <text:tab/><text:tab/><text:tab/><text:tab/>austauschen möchten</text:p>
      <text:p text:style-name="P3">Name:<text:tab/><text:tab/><text:tab/>Verena Bleibtreu</text:p>
      <text:p text:style-name="P3">Alter:<text:tab/><text:tab/><text:tab/>27</text:p>
      <text:p text:style-name="P3">Hobbies:<text:tab/><text:tab/>Sport, Soziale Netzwerke</text:p>
      <text:p text:style-name="P3">Beruf:<text:tab/><text:tab/><text:tab/>Medizinische Fachangestellte</text:p>
      <text:p text:style-name="P3">Familie:<text:tab/><text:tab/>Partner, einen Hund</text:p>
      <text:p text:style-name="P3"/>
      <text:p text:style-name="P3">Verena Bleibtreu macht viel Sport und betreibt eine eigene sehr erfolgreiche Seite bei der bekannten Social Media Plattform „Instagram“, dort hat sie ca. 8000 Follower denen sie Tipps bei der Ernährung und Motivation zum trainieren gibt. </text:p>
      <text:p text:style-name="P3">Um fit zu bleiben fährt Verena circa vier mal die Woche mit ihrem Mini Cooper in das ca. 8km von ihrem Wohnort entfernte Fitnessstudio. Dort parkt sie direkt vor der Tür des Fitnessstudios. Die Parkplätze sind dort sehr eng weshalb es häufig zu Lackschäden an parkenden Autos kommt. Wenn Verena beobachtet das andere Autos beschädigt oder abgeschleppt werden möchte sie helfen, da die meisten Leute bisher einfach weggefahren sind.. Da sie nie Zettel und Papier dabei hat kann sie auch keine Notiz an die Scheibe machen um die Situation zu klären. Ihr Smartphone hat sie natürlich trotzdem immer dabei, alleine schon um Fotos für Instagram zu machen. Manchmal wünscht sie sich mit den anderen Leuten besser vernetzt zu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1-06T16:46:41.36</meta:creation-date>
    <dc:date>2015-11-22T14:16:34.14</dc:date>
    <dc:creator>Bernd SChenider</dc:creator>
    <meta:editing-duration>PT1H22M37S</meta:editing-duration>
    <meta:editing-cycles>8</meta:editing-cycles>
    <meta:generator>OpenOffice/4.1.1$Win32 OpenOffice.org_project/411m6$Build-9775</meta:generator>
    <meta:document-statistic meta:table-count="0" meta:image-count="0" meta:object-count="0" meta:page-count="2" meta:paragraph-count="26" meta:word-count="632" meta:character-count="4123"/>
  </office:meta>
</office:document-meta>
</file>